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43in"/>
    </style:style>
    <style:style style:name="co3" style:family="table-column">
      <style:table-column-properties fo:break-before="auto" style:column-width="1.3193in"/>
    </style:style>
    <style:style style:name="co4" style:family="table-column">
      <style:table-column-properties fo:break-before="auto" style:column-width="1.7366in"/>
    </style:style>
    <style:style style:name="co5" style:family="table-column">
      <style:table-column-properties fo:break-before="auto" style:column-width="4.50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color="#c9211e" fo:font-weight="bold" style:font-weight-asian="bold" style:font-weight-complex="bold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i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tree-01"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Yellow+Green+Cya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"tree-dryland-j",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luffy Fiir Tree</text:p>
          </table:table-cell>
          <table:table-cell office:value-type="string" calcext:value-type="string">
            <text:p>Dark Green + Brown Green + Bright Green + Pale Green + Pale Cya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"tree-dryland-l"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earded Fiir Tree</text:p>
          </table:table-cell>
          <table:table-cell office:value-type="string" calcext:value-type="string">
            <text:p>Bright Dark Greens, Pale, Brow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"tree-dryland-o",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Dreamtrap Fiir Tree</text:p>
          </table:table-cell>
          <table:table-cell office:value-type="string" calcext:value-type="string">
            <text:p>Pale Pink + Drak Purpl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"tree-wetland-o",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ickling Fiir Tree</text:p>
          </table:table-cell>
          <table:table-cell office:value-type="string" calcext:value-type="string">
            <text:p>Bright + Pale Dark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"tree-dryland-o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"tree-snow-a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canic</text:p>
          </table:table-cell>
          <table:table-cell/>
          <table:table-cell office:value-type="string" calcext:value-type="string">
            <text:p>"tree-volcanic-a",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OSORT</text:p>
          </table:table-cell>
          <table:table-cell/>
          <table:table-cell office:value-type="string" calcext:value-type="string">
            <text:p>"tree-dryland-i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tree-09",</text:p>
          </table:table-cell>
          <table:table-cell office:value-type="string" calcext:value-type="string">
            <text:p>Dead standing</text:p>
          </table:table-cell>
          <table:table-cell office:value-type="string" calcext:value-type="string">
            <text:p>Dead-grey-trunk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"tree-09-brown",</text:p>
          </table:table-cell>
          <table:table-cell/>
          <table:table-cell office:value-type="string" calcext:value-type="string">
            <text:p>Dead-tree-desert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"tree-09-red",</text:p>
          </table:table-cell>
          <table:table-cell/>
          <table:table-cell office:value-type="string" calcext:value-type="string">
            <text:p>Dry-hairy-tree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"tree-desert-j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"tree-desert-l",</text:p>
          </table:table-cell>
          <table:table-cell office:value-type="string" calcext:value-type="string">
            <text:p>Dead lying</text:p>
          </table:table-cell>
          <table:table-cell office:value-type="string" calcext:value-type="string">
            <text:p>Dead-dry-hairy-tree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"tree-desert-n",</text:p>
          </table:table-cell>
          <table:table-cell office:value-type="string" calcext:value-type="string">
            <text:p>Almost Stump</text:p>
          </table:table-cell>
          <table:table-cell office:value-type="string" calcext:value-type="string">
            <text:p>Dry-tree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"tree-08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"tree-08-red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"tree-08-brown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"tree-desert-a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"tree-desert-e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"tree-dryland-f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"tree-grassland-j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"tree-04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"tree-dryland-b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"tree-dryland-d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"tree-dryland-h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"tree-grassland-h2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"tree-wetland-e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"tree-desert-h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"tree-desert-k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"tree-desert-m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"tree-02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"tree-02-red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"tree-grassland-k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"tree-grassland-o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"tree-03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"tree-wetland-k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"tree-07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"tree-wetland-m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"tree-wetland-h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"tree-06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"tree-06-brown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"tree-desert-j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"tree-dryland-n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"tree-dryland-a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"tree-05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"tree-grassland-h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"tree-grassland-p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"tree-wetland-g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"tree-wetland-c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"tree-desert-c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"tree-desert-i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"tree-grassland-i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"tree-grassland-n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"tree-dryland-k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"tree-grassland-e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"tree-grassland-h3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"tree-dryland-m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"tree-dryland-c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"tree-grassland-b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"tree-desert-f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"tree-desert-b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"tree-desert-d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"tree-dryland-e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"tree-dryland-g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"tree-grassland-c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"tree-wetland-l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"tree-wetland-a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"tree-wetland-m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"tree-wetland-f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"tree-wetland-i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"tree-wetland-d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"tree-grassland-q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"tree-wetland-b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"tree-grassland-l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"tree-grassland-g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"tree-grassland-a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"tree-grassland-d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"tree-wetland-j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"tree-grassland-m",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"tree-grassland-f"</text:p>
          </table:table-cell>
          <table:table-cell table:number-columns-repeated="3"/>
        </table:table-row>
        <table:table-row table:style-name="ro1" table:number-rows-repeated="104849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2">00/00/0000</text:date>, <text:time style:data-style-name="N2" text:time-value="14:09:50.7626010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2T17:17:01.668857817</meta:creation-date>
    <dc:date>2022-04-12T14:39:08.450250551</dc:date>
    <meta:editing-duration>PT1H57M39S</meta:editing-duration>
    <meta:editing-cycles>12</meta:editing-cycles>
    <meta:generator>LibreOffice/6.4.7.2$Linux_X86_64 LibreOffice_project/40$Build-2</meta:generator>
    <meta:document-statistic meta:table-count="1" meta:cell-count="187" meta:object-count="0"/>
  </office:meta>
</office:document-meta>
</file>